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567e" officeooo:paragraph-rsid="0004567e"/>
    </style:style>
    <style:style style:name="P2" style:family="paragraph" style:parent-style-name="Standard">
      <style:text-properties officeooo:rsid="00055eea" officeooo:paragraph-rsid="00055eea"/>
    </style:style>
    <style:style style:name="P3" style:family="paragraph" style:parent-style-name="Preformatted_20_Text">
      <style:text-properties style:font-name="Liberation Serif" fo:font-size="12pt" officeooo:rsid="0004567e" officeooo:paragraph-rsid="0004f92d" style:font-size-asian="12pt" style:font-size-complex="12pt"/>
    </style:style>
    <style:style style:name="P4" style:family="paragraph" style:parent-style-name="Preformatted_20_Text">
      <style:text-properties officeooo:paragraph-rsid="0004f92d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paragraph-rsid="0004f92d" style:font-size-asian="12pt" style:font-size-complex="12pt"/>
    </style:style>
    <style:style style:name="T1" style:family="text">
      <style:text-properties officeooo:rsid="0004567e"/>
    </style:style>
    <style:style style:name="T2" style:family="text">
      <style:text-properties officeooo:rsid="0004f92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04567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bookmark-start text:name="__DdeLink__109_977512863"/><text:bookmark-start text:name="__DdeLink__5_977512863"/>file.open(“webServer.lua”,”w”)<text:bookmark-end text:name="__DdeLink__109_977512863"/><text:bookmark-end text:name="__DdeLink__5_977512863"/></text:p>
      <text:p text:style-name="P1"><text:bookmark-start text:name="__DdeLink__111_977512863"/><text:bookmark-start text:name="__DdeLink__7_977512863"/>file.writeline([[wifi.setmode(3)]])<text:bookmark-end text:name="__DdeLink__111_977512863"/><text:bookmark-end text:name="__DdeLink__7_977512863"/></text:p>
      <text:p text:style-name="P1"><text:bookmark-start text:name="__DdeLink__114_977512863"/><text:bookmark-start text:name="__DdeLink__10_977512863"/>file.writeline([[wifi.sta.config("Astudillo","DieFahneHoch")<text:bookmark-start text:name="__DdeLink__1_977512863"/>]])<text:bookmark-end text:name="__DdeLink__114_977512863"/><text:bookmark-end text:name="__DdeLink__10_977512863"/><text:bookmark-end text:name="__DdeLink__1_977512863"/></text:p>
      <text:p text:style-name="P1"><text:bookmark-start text:name="__DdeLink__116_977512863"/><text:bookmark-start text:name="__DdeLink__12_977512863"/>file.writeline([[print(wifi.sta.getip())]])<text:bookmark-end text:name="__DdeLink__116_977512863"/><text:bookmark-end text:name="__DdeLink__12_977512863"/></text:p>
      <text:p text:style-name="P1"><text:bookmark-start text:name="__DdeLink__118_977512863"/><text:bookmark-start text:name="__DdeLink__14_977512863"/>file.writeline([[led1 = 3]])<text:bookmark-end text:name="__DdeLink__118_977512863"/><text:bookmark-end text:name="__DdeLink__14_977512863"/></text:p>
      <text:p text:style-name="P1"><text:bookmark-start text:name="__DdeLink__120_977512863"/><text:bookmark-start text:name="__DdeLink__16_977512863"/>file.writeline([[led2 = 4]])<text:bookmark-end text:name="__DdeLink__120_977512863"/><text:bookmark-end text:name="__DdeLink__16_977512863"/></text:p>
      <text:p text:style-name="P1"><text:bookmark-start text:name="__DdeLink__122_977512863"/><text:bookmark-start text:name="__DdeLink__18_977512863"/>file.writeline([[gpio.mode(led1, gpio.OUTPUT)]])<text:bookmark-end text:name="__DdeLink__122_977512863"/><text:bookmark-end text:name="__DdeLink__18_977512863"/></text:p>
      <text:p text:style-name="P1"><text:bookmark-start text:name="__DdeLink__124_977512863"/><text:bookmark-start text:name="__DdeLink__20_977512863"/>file.writeline([[gpio.mode(led2, gpio.OUTPUT)]])<text:bookmark-end text:name="__DdeLink__124_977512863"/><text:bookmark-end text:name="__DdeLink__20_977512863"/></text:p>
      <text:p text:style-name="P1"><text:bookmark-start text:name="__DdeLink__126_977512863"/><text:bookmark-start text:name="__DdeLink__22_977512863"/>file.writeline([[srv=net.createServer(net.TCP)]])<text:bookmark-end text:name="__DdeLink__126_977512863"/><text:bookmark-end text:name="__DdeLink__22_977512863"/></text:p>
      <text:p text:style-name="P1"><text:bookmark-start text:name="__DdeLink__128_977512863"/><text:bookmark-start text:name="__DdeLink__24_977512863"/>file.writeline([[srv:listen(80,function(conn)]])<text:bookmark-end text:name="__DdeLink__128_977512863"/><text:bookmark-end text:name="__DdeLink__24_977512863"/></text:p>
      <text:p text:style-name="P1"><text:bookmark-start text:name="__DdeLink__130_977512863"/><text:bookmark-start text:name="__DdeLink__26_977512863"/>file.writeline([[ <text:s text:c="3"/>conn:on("receive", function(client,request)]])<text:bookmark-end text:name="__DdeLink__130_977512863"/><text:bookmark-end text:name="__DdeLink__26_977512863"/></text:p>
      <text:p text:style-name="P1"><text:bookmark-start text:name="__DdeLink__132_977512863"/><text:bookmark-start text:name="__DdeLink__28_977512863"/>file.writeline([[ <text:s text:c="7"/>local buf = "";]])<text:bookmark-end text:name="__DdeLink__132_977512863"/><text:bookmark-end text:name="__DdeLink__28_977512863"/></text:p>
      <text:p text:style-name="P1"><text:bookmark-start text:name="__DdeLink__134_977512863"/><text:bookmark-start text:name="__DdeLink__30_977512863"/>file.writeline([[ <text:s text:c="7"/>local _, _, method, path, vars = string.find(request, "([A-Z]+) (.+)?(.+) HTTP");]])<text:bookmark-end text:name="__DdeLink__134_977512863"/><text:bookmark-end text:name="__DdeLink__30_977512863"/></text:p>
      <text:p text:style-name="P1"><text:bookmark-start text:name="__DdeLink__136_977512863"/><text:bookmark-start text:name="__DdeLink__36_977512863"/><text:bookmark-start text:name="__DdeLink__32_977512863"/>file.writeline([[ <text:s text:c="7"/>if(method == nil)then]])<text:bookmark-end text:name="__DdeLink__136_977512863"/><text:bookmark-end text:name="__DdeLink__36_977512863"/><text:bookmark-end text:name="__DdeLink__32_977512863"/><text:bookmark-start text:name="__DdeLink__34_977512863"/></text:p>
      <text:p text:style-name="P1"><text:bookmark-start text:name="__DdeLink__138_977512863"/><text:bookmark-start text:name="__DdeLink__38_977512863"/>file.writeline([[ <text:s text:c="11"/>_, _, method, path = string.find(request, "([A-Z]+) (.+) HTTP");]])<text:bookmark-end text:name="__DdeLink__34_977512863"/><text:bookmark-end text:name="__DdeLink__138_977512863"/><text:bookmark-end text:name="__DdeLink__38_977512863"/></text:p>
      <text:p text:style-name="P1"><text:bookmark-start text:name="__DdeLink__140_977512863"/><text:bookmark-start text:name="__DdeLink__40_977512863"/>file.writeline([[ <text:s text:c="7"/>end]])<text:bookmark-end text:name="__DdeLink__140_977512863"/><text:bookmark-end text:name="__DdeLink__40_977512863"/></text:p>
      <text:p text:style-name="P1"><text:bookmark-start text:name="__DdeLink__142_977512863"/><text:bookmark-start text:name="__DdeLink__42_977512863"/>file.writeline([[ <text:s text:c="7"/>local _GET = {}]])<text:bookmark-end text:name="__DdeLink__142_977512863"/><text:bookmark-end text:name="__DdeLink__42_977512863"/></text:p>
      <text:p text:style-name="P1"><text:bookmark-start text:name="__DdeLink__144_977512863"/><text:bookmark-start text:name="__DdeLink__44_977512863"/>file.writeline([[ <text:s text:c="7"/>if (vars ~= nil)then]])<text:bookmark-end text:name="__DdeLink__144_977512863"/><text:bookmark-end text:name="__DdeLink__44_977512863"/></text:p>
      <text:p text:style-name="P1"><text:bookmark-start text:name="__DdeLink__146_977512863"/><text:bookmark-start text:name="__DdeLink__46_977512863"/>file.writeline([[ <text:s text:c="11"/>for k, v in string.gmatch(vars, "(%w+)=(%w+)&amp;*") do]])<text:bookmark-end text:name="__DdeLink__146_977512863"/><text:bookmark-end text:name="__DdeLink__46_977512863"/></text:p>
      <text:p text:style-name="P1"><text:bookmark-start text:name="__DdeLink__148_977512863"/><text:bookmark-start text:name="__DdeLink__48_977512863"/>file.writeline([[ <text:s text:c="15"/>_GET[k] = v]])<text:bookmark-end text:name="__DdeLink__148_977512863"/><text:bookmark-end text:name="__DdeLink__48_977512863"/></text:p>
      <text:p text:style-name="P1"><text:bookmark-start text:name="__DdeLink__150_977512863"/><text:bookmark-start text:name="__DdeLink__50_977512863"/>file.writeline([[ <text:s text:c="11"/>end]])<text:bookmark-end text:name="__DdeLink__150_977512863"/><text:bookmark-end text:name="__DdeLink__50_977512863"/></text:p>
      <text:p text:style-name="P1"><text:bookmark-start text:name="__DdeLink__152_977512863"/><text:bookmark-start text:name="__DdeLink__52_977512863"/>file.writeline([[ <text:s text:c="7"/>end]])<text:bookmark-end text:name="__DdeLink__152_977512863"/><text:bookmark-end text:name="__DdeLink__52_977512863"/></text:p>
      <text:p text:style-name="P1"/>
      <text:p text:style-name="P3"><text:bookmark-start text:name="__DdeLink__154_977512863"/>file.writeline([[ buf = "&lt;h1&gt; ESP8266 Web Server&lt;/h1&gt;"<text:span text:style-name="T2">]])</text:span><text:bookmark-end text:name="__DdeLink__154_977512863"/></text:p>
      <text:p text:style-name="P4"><text:bookmark-start text:name="__DdeLink__158_977512863"/><text:span text:style-name="T4">file.writeline([[ </text:span><text:span text:style-name="T3"><text:s text:c="7"/></text:span>buf = buf.."&lt;p&gt;GPIO0 &lt;a href=\"?pin=ON1\"&gt;&lt;button&gt;ON&lt;/button&gt;&lt;/a&gt;&amp;nbsp;&lt;a href=\"?pin=OFF1\"&gt;&lt;button&gt;OFF&lt;/button&gt;&lt;/a&gt;&lt;/p&gt;"<text:span text:style-name="T2">]])</text:span><text:bookmark-end text:name="__DdeLink__158_977512863"/></text:p>
      <text:p text:style-name="P5"><text:bookmark-start text:name="__DdeLink__160_977512863"/><text:span text:style-name="T1">file.writeline([[</text:span> <text:s text:c="7"/>buf = buf.."&lt;p&gt;GPIO2 &lt;a href=\"?pin=ON2\"&gt;&lt;button&gt;ON&lt;/button&gt;&lt;/a&gt;&amp;nbsp;&lt;a href=\"?pin=OFF2\"&gt;&lt;button&gt;OFF&lt;/button&gt;&lt;/a&gt;&lt;/p&gt;"<text:span text:style-name="T2">]])</text:span><text:bookmark-end text:name="__DdeLink__160_977512863"/></text:p>
      <text:p text:style-name="P2"><text:bookmark-start text:name="__DdeLink__163_977512863"/>file.writeline([[ <text:s text:c="7"/>local _on,_off = "",""]])<text:bookmark-end text:name="__DdeLink__163_977512863"/></text:p>
      <text:p text:style-name="P1"><text:bookmark-start text:name="__DdeLink__165_977512863"/><text:bookmark-start text:name="__DdeLink__76_977512863"/>file.writeline([[ <text:s text:c="7"/>if(_GET.pin == "ON1")then]])<text:bookmark-end text:name="__DdeLink__165_977512863"/><text:bookmark-end text:name="__DdeLink__76_977512863"/></text:p>
      <text:p text:style-name="P1"><text:bookmark-start text:name="__DdeLink__170_977512863"/><text:bookmark-start text:name="__DdeLink__78_977512863"/>f<text:bookmark-start text:name="__DdeLink__167_977512863"/>ile.writeline([[ <text:s text:c="13"/>gpio.write(led1, gpio.HIGH);]])<text:bookmark-end text:name="__DdeLink__170_977512863"/><text:bookmark-end text:name="__DdeLink__78_977512863"/><text:bookmark-end text:name="__DdeLink__167_977512863"/></text:p>
      <text:p text:style-name="P1"><text:bookmark-start text:name="__DdeLink__172_977512863"/><text:bookmark-start text:name="__DdeLink__80_977512863"/>file.writeline([[ <text:s text:c="7"/>elseif(_GET.pin == "OFF1")then]])<text:bookmark-end text:name="__DdeLink__172_977512863"/><text:bookmark-end text:name="__DdeLink__80_977512863"/></text:p>
      <text:p text:style-name="P1"><text:bookmark-start text:name="__DdeLink__174_977512863"/><text:bookmark-start text:name="__DdeLink__82_977512863"/>file.writeline([[ <text:s text:c="13"/>gpio.write(led1, gpio.LOW);]])<text:bookmark-end text:name="__DdeLink__174_977512863"/><text:bookmark-end text:name="__DdeLink__82_977512863"/></text:p>
      <text:p text:style-name="P1"><text:bookmark-start text:name="__DdeLink__176_977512863"/><text:bookmark-start text:name="__DdeLink__84_977512863"/>file.writeline([[ <text:s text:c="7"/>elseif(_GET.pin == "ON2")then]])<text:bookmark-end text:name="__DdeLink__176_977512863"/><text:bookmark-end text:name="__DdeLink__84_977512863"/></text:p>
      <text:p text:style-name="P1"><text:bookmark-start text:name="__DdeLink__178_977512863"/><text:bookmark-start text:name="__DdeLink__86_977512863"/>file.writeline([[ <text:s text:c="13"/>gpio.write(led2, gpio.HIGH);]])<text:bookmark-end text:name="__DdeLink__178_977512863"/><text:bookmark-end text:name="__DdeLink__86_977512863"/></text:p>
      <text:p text:style-name="P1"><text:bookmark-start text:name="__DdeLink__180_977512863"/><text:bookmark-start text:name="__DdeLink__88_977512863"/>file.writeline([[ <text:s text:c="7"/>elseif(_GET.pin == "OFF2")then]])<text:bookmark-end text:name="__DdeLink__180_977512863"/><text:bookmark-end text:name="__DdeLink__88_977512863"/></text:p>
      <text:p text:style-name="P1"><text:bookmark-start text:name="__DdeLink__182_977512863"/><text:bookmark-start text:name="__DdeLink__90_977512863"/>file.writeline([[ <text:s text:c="13"/>gpio.write(led2, gpio.LOW);]])<text:bookmark-end text:name="__DdeLink__182_977512863"/><text:bookmark-end text:name="__DdeLink__90_977512863"/></text:p>
      <text:p text:style-name="P1"><text:bookmark-start text:name="__DdeLink__184_977512863"/><text:bookmark-start text:name="__DdeLink__92_977512863"/>file.writeline([[ <text:s text:c="7"/>end]])<text:bookmark-end text:name="__DdeLink__184_977512863"/><text:bookmark-end text:name="__DdeLink__92_977512863"/></text:p>
      <text:p text:style-name="P1"><text:bookmark-start text:name="__DdeLink__186_977512863"/><text:bookmark-start text:name="__DdeLink__94_977512863"/>file.writeline([[ <text:s text:c="7"/>client:send(buf);]])<text:bookmark-end text:name="__DdeLink__186_977512863"/><text:bookmark-end text:name="__DdeLink__94_977512863"/></text:p>
      <text:p text:style-name="P1"><text:bookmark-start text:name="__DdeLink__188_977512863"/><text:bookmark-start text:name="__DdeLink__96_977512863"/>file.writeline([[ <text:s text:c="7"/>client:close();]])<text:bookmark-end text:name="__DdeLink__188_977512863"/><text:bookmark-end text:name="__DdeLink__96_977512863"/></text:p>
      <text:p text:style-name="P1"><text:bookmark-start text:name="__DdeLink__190_977512863"/><text:bookmark-start text:name="__DdeLink__98_977512863"/>file.writeline([[ <text:s text:c="7"/>collectgarbage();]])<text:bookmark-end text:name="__DdeLink__190_977512863"/><text:bookmark-end text:name="__DdeLink__98_977512863"/></text:p>
      <text:p text:style-name="P1"><text:bookmark-start text:name="__DdeLink__192_977512863"/><text:bookmark-start text:name="__DdeLink__100_977512863"/>file.writeline([[ <text:s text:c="3"/>end)]])<text:bookmark-end text:name="__DdeLink__192_977512863"/><text:bookmark-end text:name="__DdeLink__100_977512863"/></text:p>
      <text:p text:style-name="P1"><text:bookmark-start text:name="__DdeLink__194_977512863"/><text:bookmark-start text:name="__DdeLink__102_977512863"/>file.writeline([[end)]])<text:bookmark-end text:name="__DdeLink__194_977512863"/><text:bookmark-end text:name="__DdeLink__102_9775128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9:06:12.630091947</meta:creation-date>
    <dc:date>2015-07-30T01:09:40.295317155</dc:date>
    <meta:editing-duration>PT1H19M42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1" meta:paragraph-count="40" meta:word-count="143" meta:character-count="2197" meta:non-whitespace-character-count="1862"/>
  </office:meta>
</office:document-meta>
</file>